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FreeSerif" fo:font-size="12pt" officeooo:rsid="0019f83a" officeooo:paragraph-rsid="001ba618" style:font-size-asian="10.5pt" style:font-size-complex="12pt"/>
    </style:style>
    <style:style style:name="P2" style:family="paragraph" style:parent-style-name="Text_20_body">
      <style:paragraph-properties fo:text-align="justify" style:justify-single-word="false"/>
      <style:text-properties style:font-name="FreeSerif" officeooo:rsid="001f1214" officeooo:paragraph-rsid="001f1214"/>
    </style:style>
    <style:style style:name="P3" style:family="paragraph" style:parent-style-name="Text_20_body">
      <style:paragraph-properties fo:text-align="justify" style:justify-single-word="false"/>
      <style:text-properties style:font-name="FreeSerif" officeooo:rsid="00287150" officeooo:paragraph-rsid="00287150"/>
    </style:style>
    <style:style style:name="P4" style:family="paragraph" style:parent-style-name="Text_20_body">
      <style:paragraph-properties fo:text-align="justify" style:justify-single-word="false"/>
      <style:text-properties style:font-name="FreeSerif" officeooo:rsid="002970ca" officeooo:paragraph-rsid="002970ca"/>
    </style:style>
    <style:style style:name="P5" style:family="paragraph" style:parent-style-name="Text_20_body">
      <style:paragraph-properties fo:text-align="justify" style:justify-single-word="false"/>
      <style:text-properties style:font-name="FreeSerif" officeooo:rsid="002dd03f" officeooo:paragraph-rsid="002dd03f"/>
    </style:style>
    <style:style style:name="P6" style:family="paragraph" style:parent-style-name="Text_20_body">
      <style:paragraph-properties fo:text-align="justify" style:justify-single-word="false"/>
      <style:text-properties style:font-name="FreeSerif" fo:font-weight="bold" officeooo:rsid="00287150" officeooo:paragraph-rsid="002dd03f" style:font-weight-asian="bold" style:font-weight-complex="bold"/>
    </style:style>
    <style:style style:name="P7" style:family="paragraph" style:parent-style-name="Text_20_body">
      <style:paragraph-properties fo:text-align="justify" style:justify-single-word="false"/>
      <style:text-properties style:font-name="FreeSerif" fo:font-weight="bold" officeooo:rsid="002970ca" officeooo:paragraph-rsid="002dd03f" style:font-weight-asian="bold" style:font-weight-complex="bold"/>
    </style:style>
    <style:style style:name="P8" style:family="paragraph" style:parent-style-name="Text_20_body">
      <style:paragraph-properties fo:text-align="start" style:justify-single-word="false"/>
      <style:text-properties style:font-name="FreeSerif" fo:font-weight="normal" officeooo:rsid="002dd03f" officeooo:paragraph-rsid="002dd03f" style:font-weight-asian="normal" style:font-weight-complex="normal"/>
    </style:style>
    <style:style style:name="P9" style:family="paragraph" style:parent-style-name="Text_20_body">
      <style:paragraph-properties fo:text-align="justify" style:justify-single-word="false" fo:break-before="page"/>
      <style:text-properties style:font-name="FreeSerif" fo:font-weight="normal" officeooo:rsid="002f6ea9" officeooo:paragraph-rsid="002f6ea9" style:font-weight-asian="normal" style:font-weight-complex="normal"/>
    </style:style>
    <style:style style:name="P10" style:family="paragraph" style:parent-style-name="Text_20_body">
      <style:paragraph-properties fo:text-align="justify" style:justify-single-word="false"/>
      <style:text-properties style:font-name="FreeSerif" fo:font-size="12pt" fo:font-weight="normal" officeooo:rsid="002f016c" officeooo:paragraph-rsid="002f016c" style:font-size-asian="12pt" style:font-weight-asian="normal" style:font-size-complex="12pt" style:font-weight-complex="normal"/>
    </style:style>
    <style:style style:name="P11" style:family="paragraph" style:parent-style-name="Heading_20_2">
      <style:paragraph-properties fo:text-align="justify" style:justify-single-word="false"/>
      <style:text-properties style:font-name="FreeSans" fo:font-size="14pt" officeooo:rsid="0019f83a" officeooo:paragraph-rsid="0019f83a" style:font-size-asian="12.25pt" style:font-size-complex="14pt"/>
    </style:style>
    <style:style style:name="P12" style:family="paragraph" style:parent-style-name="Heading_20_3">
      <style:text-properties style:font-name="FreeSans" fo:font-size="12pt" style:font-size-asian="12pt" style:font-size-complex="12pt"/>
    </style:style>
    <style:style style:name="P13" style:family="paragraph" style:parent-style-name="Heading_20_3">
      <style:text-properties style:font-name="FreeSans" fo:font-size="12pt" officeooo:rsid="002dd03f" officeooo:paragraph-rsid="002dd03f" style:font-size-asian="10.5pt" style:font-size-complex="12pt"/>
    </style:style>
    <style:style style:name="T1" style:family="text">
      <style:text-properties fo:font-size="12pt" style:font-size-asian="12pt" style:font-size-complex="12pt"/>
    </style:style>
    <style:style style:name="T2" style:family="text">
      <style:text-properties fo:font-size="12pt" officeooo:rsid="002215db" style:font-size-asian="12pt" style:font-size-complex="12pt"/>
    </style:style>
    <style:style style:name="T3" style:family="text">
      <style:text-properties fo:font-size="12pt" officeooo:rsid="0025c48f" style:font-size-asian="12pt" style:font-size-complex="12pt"/>
    </style:style>
    <style:style style:name="T4" style:family="text">
      <style:text-properties fo:font-size="12pt" officeooo:rsid="00275c0a" style:font-size-asian="12pt" style:font-size-complex="12pt"/>
    </style:style>
    <style:style style:name="T5" style:family="text">
      <style:text-properties fo:font-size="12pt" officeooo:rsid="002804d3" style:font-size-asian="12pt" style:font-size-complex="12pt"/>
    </style:style>
    <style:style style:name="T6" style:family="text">
      <style:text-properties fo:font-size="12pt" officeooo:rsid="00287150" style:font-size-asian="12pt" style:font-size-complex="12pt"/>
    </style:style>
    <style:style style:name="T7" style:family="text">
      <style:text-properties fo:font-size="12pt" officeooo:rsid="002970ca" style:font-size-asian="12pt" style:font-size-complex="12pt"/>
    </style:style>
    <style:style style:name="T8" style:family="text">
      <style:text-properties fo:font-size="12pt" officeooo:rsid="002a40ff" style:font-size-asian="12pt" style:font-size-complex="12pt"/>
    </style:style>
    <style:style style:name="T9" style:family="text">
      <style:text-properties fo:font-size="12pt" officeooo:rsid="002bd100" style:font-size-asian="12pt" style:font-size-complex="12pt"/>
    </style:style>
    <style:style style:name="T10" style:family="text">
      <style:text-properties fo:font-size="12pt" officeooo:rsid="002dd03f" style:font-size-asian="12pt" style:font-size-complex="12pt"/>
    </style:style>
    <style:style style:name="T11" style:family="text">
      <style:text-properties fo:font-size="12pt" officeooo:rsid="002f016c" style:font-size-asian="12pt" style:font-size-complex="12pt"/>
    </style:style>
    <style:style style:name="T12" style:family="text">
      <style:text-properties fo:font-size="12pt" officeooo:rsid="002fddf0" style:font-size-asian="12pt" style:font-size-complex="12pt"/>
    </style:style>
    <style:style style:name="T13" style:family="text">
      <style:text-properties fo:font-size="12pt" officeooo:rsid="002ff32c" style:font-size-asian="12pt" style:font-size-complex="12pt"/>
    </style:style>
    <style:style style:name="T14" style:family="text">
      <style:text-properties style:font-size-asian="12pt"/>
    </style:style>
    <style:style style:name="T15" style:family="text">
      <style:text-properties officeooo:rsid="001ba618" style:font-size-asian="12pt"/>
    </style:style>
    <style:style style:name="T16" style:family="text">
      <style:text-properties officeooo:rsid="001c7c69"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User tests</text:h>
      <text:p text:style-name="P1"><text:span text:style-name="T15">User </text:span><text:span text:style-name="T14">test</text:span><text:span text:style-name="T15">ing</text:span><text:span text:style-name="T14"> </text:span><text:span text:style-name="T15">was</text:span><text:span text:style-name="T14"> performed by members </text:span><text:span text:style-name="T16">from</text:span><text:span text:style-name="T14"> the other course project group, where they </text:span><text:span text:style-name="T15">were asked questions regarding the usability of the restaurant application and website.</text:span></text:p>
      <text:h text:style-name="P12" text:outline-level="3">Application test</text:h>
      <text:p text:style-name="P2"><text:span text:style-name="T1">A handful of </text:span><text:span text:style-name="T2">scenarios</text:span><text:span text:style-name="T1"> were given to the users </text:span><text:span text:style-name="T2">with regards to</text:span><text:span text:style-name="T1"> the overall usability of the application, </text:span><text:span text:style-name="T9">and they were asked to give a score between one and ten. </text:span><text:span text:style-name="T13">Where a one is difficult to use and a ten is easy and intuitive to use.</text:span><text:span text:style-name="T1"> </text:span><text:span text:style-name="T3">The scenarios </text:span><text:span text:style-name="T4">were designed to simulate tasks that waiters and kitchen personnel may encounter </text:span><text:span text:style-name="T5">during work hours.</text:span><text:span text:style-name="T7"> </text:span><text:span text:style-name="T6">The scenarios in question </text:span><text:span text:style-name="T8">were</text:span><text:span text:style-name="T6">:</text:span></text:p>
      <text:p text:style-name="P3"><text:span text:style-name="T10">1. </text:span><text:span text:style-name="T1">As a chef, how easy </text:span><text:span text:style-name="T7">is it</text:span><text:span text:style-name="T1"> to see the kitchen orders?</text:span></text:p>
      <text:p text:style-name="P3"><text:span text:style-name="T10">2. </text:span><text:span text:style-name="T1">As a waiter, how easy </text:span><text:span text:style-name="T7">is it to book table 3 at 19:00 today?</text:span></text:p>
      <text:p text:style-name="P4"><text:span text:style-name="T10">3. </text:span><text:span text:style-name="T1">As a waiter, how easy is it to take an order?</text:span></text:p>
      <text:p text:style-name="P4"><text:span text:style-name="T10">4. </text:span><text:span text:style-name="T1">As a waiter, how easy is it to take an order that has a Wallenbergare, and a Carlsberg, and then send it to the kitchen?</text:span></text:p>
      <text:p text:style-name="P4"><text:span text:style-name="T10">5. </text:span><text:span text:style-name="T1">As a waiter, how easy is it to take and order that has a Wallenbergare with extra potatoes, and then remove it?</text:span></text:p>
      <text:p text:style-name="P4"><text:span text:style-name="T10">6. </text:span><text:span text:style-name="T1">As a waiter, how easy is it to clear a table that has previously been occupied?</text:span></text:p>
      <text:h text:style-name="P13" text:outline-level="3">Results of application tests</text:h>
      <text:p text:style-name="P5"><text:span text:style-name="T1">Three test subjects participated in testing the application and gave scores for each scenario given to them, </text:span><text:span text:style-name="T11">and an average score was calculated for each scenario</text:span><text:span text:style-name="T1">. The results were the following:</text:span></text:p>
      <text:p text:style-name="P6"><text:span text:style-name="T10">1. </text:span><text:span text:style-name="T1">As a chef, how easy </text:span><text:span text:style-name="T7">is it</text:span><text:span text:style-name="T1"> to see the kitchen orders?</text:span></text:p>
      <text:p text:style-name="P8"><text:span text:style-name="T1">Subject 1: 9/10<text:tab/>Subject 2: 10/10<text:tab/>Subject 3: 10/10<text:tab/></text:span><text:span text:style-name="T11">Average: 9.7</text:span></text:p>
      <text:p text:style-name="P6"><text:span text:style-name="T10">2. </text:span><text:span text:style-name="T1">As a waiter, how easy </text:span><text:span text:style-name="T7">is it to book table 3 at 19:00 today?</text:span></text:p>
      <text:p text:style-name="P8"><text:span text:style-name="T7">S</text:span><text:span text:style-name="T1">ubject 1: 9/10<text:tab/>Subject 2: 10/10<text:tab/>Subject 3: 7/10<text:tab/></text:span><text:span text:style-name="T11">Average: 8.7</text:span></text:p>
      <text:p text:style-name="P7"><text:span text:style-name="T10">3. </text:span><text:span text:style-name="T1">As a waiter, how easy is it to take an order?</text:span></text:p>
      <text:p text:style-name="P10">Subject 1: 10/10<text:tab/>Subject 2: 10/10<text:tab/>Subject 3: 9/10<text:tab/>Average: 9.7</text:p>
      <text:p text:style-name="P7"><text:span text:style-name="T10">4. </text:span><text:span text:style-name="T1">As a waiter, how easy is it to take an order that has a Wallenbergare, and a Carlsberg, and then send it to the kitchen?</text:span></text:p>
      <text:p text:style-name="P10">Subject 1: 10/10<text:tab/>Subject 2: 10/10<text:tab/>Subject 3: 10/10<text:tab/>Average: 10</text:p>
      <text:p text:style-name="P7"><text:span text:style-name="T10">5. </text:span><text:span text:style-name="T1">As a waiter, how easy is it to take and order that has a Wallenbergare with extra potatoes, and then remove it?</text:span></text:p>
      <text:p text:style-name="P10">Subject 1: 9/10<text:tab/>Subject 2: 10/10<text:tab/>Subject 3: 8/10<text:tab/>Average: 9</text:p>
      <text:p text:style-name="P7"><text:soft-page-break/><text:span text:style-name="T10">6. </text:span><text:span text:style-name="T1">As a waiter, how easy is it to clear a table that has previously been occupied?</text:span></text:p>
      <text:p text:style-name="P10">Subject 1: 8/10<text:tab/>Subject 2: 9/10<text:tab/>Subject 3: 10/10<text:tab/>Average: 9</text:p>
      <text:p text:style-name="P9"><text:span text:style-name="T1">Judging by the </text:span><text:span text:style-name="T12">calculated </text:span><text:span text:style-name="T1">average score of each scenario, we can </text:span><text:span text:style-name="T12">see that the users found the easiest task to complete was taking an order and sending it to the kitchen, and that, while the average score was not low, the less easy task for the users to complete was to book a reservation at a table. But overall the tests shows us that users find the application easy and intuitive to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5299in" fo:margin-left="1.4598in" fo:margin-right="1.4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3:16:38.736564989</meta:creation-date>
    <meta:generator>LibreOffice/6.2.8.2$Linux_X86_64 LibreOffice_project/20$Build-2</meta:generator>
    <dc:date>2020-03-12T11:34:35.408076213</dc:date>
    <meta:editing-duration>PT13M4S</meta:editing-duration>
    <meta:editing-cycles>2</meta:editing-cycles>
    <meta:document-statistic meta:table-count="0" meta:image-count="0" meta:object-count="0" meta:page-count="3" meta:paragraph-count="25" meta:word-count="484" meta:character-count="2523" meta:non-whitespace-character-count="2064"/>
  </office:meta>
</office:document-meta>
</file>